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8.278cm"/>
    </style:style>
    <style:style style:name="co6" style:family="table-column">
      <style:table-column-properties fo:break-before="auto" style:column-width="9.176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5" table:default-cell-style-name="Default"/>
        <table:table-row table:style-name="ro1">
          <table:table-cell table:style-name="ce1" office:value-type="string" calcext:value-type="string">
            <text:p>Kartenart</text:p>
          </table:table-cell>
          <table:table-cell table:style-name="ce1" office:value-type="string" calcext:value-type="string">
            <text:p>Marke</text:p>
          </table:table-cell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Busbreite</text:p>
          </table:table-cell>
          <table:table-cell table:style-name="ce1" office:value-type="string" calcext:value-type="string">
            <text:p>Anschlüss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Sound Karte</text:p>
          </table:table-cell>
          <table:table-cell office:value-type="string" calcext:value-type="string">
            <text:p>SoundBlaster</text:p>
          </table:table-cell>
          <table:table-cell office:value-type="string" calcext:value-type="string">
            <text:p>CT4170</text:p>
          </table:table-cell>
          <table:table-cell table:style-name="ce2" office:value-type="float" office:value="858596" calcext:value-type="float">
            <text:p>858596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Audio: Line in, Mic in, Line Out; MIDI</text:p>
          </table:table-cell>
          <table:table-cell/>
          <table:table-cell office:value-type="string" calcext:value-type="string">
            <text:p><text:a xlink:href="../Sound%20Karten/SoundBlaster%20CT4170%20(1)" xlink:type="simple">/home/computermuseum/Documents/Inventur/IBM/Zubehör/ISA-Karten/Sound Karten/SoundBlaster CT4170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und Karte</text:p>
          </table:table-cell>
          <table:table-cell office:value-type="string" calcext:value-type="string">
            <text:p>Highscreen</text:p>
          </table:table-cell>
          <table:table-cell office:value-type="string" calcext:value-type="string">
            <text:p>Sound-Boostar 16 3D</text:p>
          </table:table-cell>
          <table:table-cell table:style-name="ce2" office:value-type="float" office:value="858596" calcext:value-type="float">
            <text:p>858596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Audio: Line in, Mic in, Line Out; MIDI</text:p>
          </table:table-cell>
          <table:table-cell/>
          <table:table-cell office:value-type="string" calcext:value-type="string">
            <text:p><text:a xlink:href="../Sound%20Karten/Highscreen%20Sound-Boostar%2016%203D%20(1)" xlink:type="simple">/home/computermuseum/Documents/Inventur/IBM/Zubehör/ISA-Karten/Sound Karten/Highscreen Sound-Boostar 16 3D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/O Kart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LUS-V2 004</text:p>
          </table:table-cell>
          <table:table-cell table:style-name="ce2" office:value-type="float" office:value="633708" calcext:value-type="float">
            <text:p>633708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Parallel, Game</text:p>
          </table:table-cell>
          <table:table-cell office:value-type="string" calcext:value-type="string">
            <text:p>Multi I/O IDE, FDD, Seriell, Parallel, Game</text:p>
          </table:table-cell>
          <table:table-cell office:value-type="string" calcext:value-type="string">
            <text:p><text:a xlink:href="../I-O%20Karten/IDE%20PLUS-V2%20004%20(1)" xlink:type="simple">/home/computermuseum/Documents/Inventur/IBM/Zubehör/ISA-Karten/I-O Karten/IDE PLUS-V2 004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eicher Kar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SixPackPlus</text:p>
          </table:table-cell>
          <table:table-cell table:style-name="ce2" office:value-type="float" office:value="281906" calcext:value-type="float">
            <text:p>281906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384 K, Treiber: SuperPak 4.0</text:p>
          </table:table-cell>
          <table:table-cell office:value-type="string" calcext:value-type="string">
            <text:p><text:a xlink:href="../Speicherkarten/AST%20SixPackPlus%20(1)" xlink:type="simple">/home/computermuseum/Documents/Inventur/IBM/Zubehör/ISA-Karten/Speicherkarten/AST SixPackPlus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eicher Kar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SixPackPlus</text:p>
          </table:table-cell>
          <table:table-cell table:style-name="ce2" office:value-type="float" office:value="62304" calcext:value-type="float">
            <text:p>62304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0 K (kein Speicher verbaut), Treiber: SuperPak 4.0</text:p>
          </table:table-cell>
          <table:table-cell office:value-type="string" calcext:value-type="string">
            <text:p><text:a xlink:href="../Speicherkarten/AST%20SixPackPlus%20(2)" xlink:type="simple">/home/computermuseum/Documents/Inventur/IBM/Zubehör/ISA-Karten/Speicherkarten/AST SixPackPlus (2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P-IB Kart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62335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HP-IB</text:p>
          </table:table-cell>
          <table:table-cell/>
          <table:table-cell office:value-type="string" calcext:value-type="string">
            <text:p><text:a xlink:href="../HP-IB%20Karten/HP%2082335A%20(1)" xlink:type="simple">/home/computermuseum/Documents/Inventur/IBM/Zubehör/ISA-Karten/HP-IB Karten/HP 82335A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/O Kart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541-600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Seriell 25-Pin, Seriell 9-Pin</text:p>
          </table:table-cell>
          <table:table-cell office:value-type="string" calcext:value-type="string">
            <text:p>Dual Serial Interface</text:p>
          </table:table-cell>
          <table:table-cell office:value-type="string" calcext:value-type="string">
            <text:p><text:a xlink:href="../I-O%20Karten/HP%2024541-60031%20(1)" xlink:type="simple">/home/computermuseum/Documents/Inventur/IBM/Zubehör/ISA-Karten/I-O Karten/HP 24541-60031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und Karte</text:p>
          </table:table-cell>
          <table:table-cell office:value-type="string" calcext:value-type="string">
            <text:p>CreativeLabs</text:p>
          </table:table-cell>
          <table:table-cell office:value-type="string" calcext:value-type="string">
            <text:p>CT2970</text:p>
          </table:table-cell>
          <table:table-cell office:value-type="string" calcext:value-type="string">
            <text:p>M 2970 7 2 0021205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Audio: Line in, Mic in, Line out, Speaker out; MIDI</text:p>
          </table:table-cell>
          <table:table-cell/>
          <table:table-cell office:value-type="string" calcext:value-type="string">
            <text:p><text:a xlink:href="../Sound%20Karten/CreativeLabs%20CT2970%20(1)" xlink:type="simple">/home/computermuseum/Documents/Inventur/IBM/Zubehör/ISA-Karten/Sound Karten/CreativeLabs CT2970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fik Kart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983-6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EGA, 2x Zinch Buchsen</text:p>
          </table:table-cell>
          <table:table-cell office:value-type="string" calcext:value-type="string">
            <text:p>„Video 7“, konfigurierbare EGA-Grafikkarte</text:p>
          </table:table-cell>
          <table:table-cell office:value-type="string" calcext:value-type="string">
            <text:p><text:a xlink:href="../Grafik%20Karten/HP%2045983-60001%20(1)" xlink:type="simple">/home/computermuseum/Documents/Inventur/IBM/Zubehör/ISA-Karten/Grafik Karten/HP 45983-60001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/O Karte</text:p>
          </table:table-cell>
          <table:table-cell office:value-type="string" calcext:value-type="string">
            <text:p>APS</text:p>
          </table:table-cell>
          <table:table-cell table:style-name="ce2" office:value-type="float" office:value="6448800" calcext:value-type="float">
            <text:p>6448800</text:p>
          </table:table-cell>
          <table:table-cell office:value-type="string" calcext:value-type="string">
            <text:p>110-6135932-01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Seriell 9-Pin, Parallel</text:p>
          </table:table-cell>
          <table:table-cell/>
          <table:table-cell office:value-type="string" calcext:value-type="string">
            <text:p><text:a xlink:href="../I-O%20Karten/APS%206448800%20(1)" xlink:type="simple">/home/computermuseum/Documents/Inventur/IBM/Zubehör/ISA-Karten/I-O Karten/APS 6448800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fik Kart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981-6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EGA/CGA, Zinch-Buchse</text:p>
          </table:table-cell>
          <table:table-cell/>
          <table:table-cell office:value-type="string" calcext:value-type="string">
            <text:p><text:a xlink:href="../Grafik%20Karten/HP%2045981-60001%20(1)" xlink:type="simple">/home/computermuseum/Documents/Inventur/IBM/Zubehör/ISA-Karten/Grafik Karten/HP 45981-60001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fik Karte</text:p>
          </table:table-cell>
          <table:table-cell office:value-type="string" calcext:value-type="string">
            <text:p>TVGA</text:p>
          </table:table-cell>
          <table:table-cell office:value-type="string" calcext:value-type="string">
            <text:p>8900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„Trident“, inkl. User’s Manual und „Drivers &amp; Utilities“ 3,5“</text:p>
          </table:table-cell>
          <table:table-cell office:value-type="string" calcext:value-type="string">
            <text:p><text:a xlink:href="../Grafik%20Karten/TVGA%208900D%20(1)" xlink:type="simple">/home/computermuseum/Documents/Inventur/IBM/Zubehör/ISA-Karten/Grafik Karten/TVGA 8900D (1)</text:a></text:p>
          </table:table-cell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</text:p>
          </table:table-cell>
          <table:table-cell table:number-columns-repeated="16375"/>
        </table:table-row>
      </table:table>
      <table:named-expressions>
        <table:named-range table:name="A" table:base-cell-address="$Tabelle1.$A$1" table:cell-range-address="$Tabelle1.$C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4-08-09T16:43:49.803376715</meta:creation-date>
    <dc:date>2024-08-09T22:09:48.180690179</dc:date>
    <meta:editing-duration>PT5H26M4S</meta:editing-duration>
    <meta:editing-cycles>3</meta:editing-cycles>
    <meta:generator>LibreOffice/7.6.4.1$Linux_X86_64 LibreOffice_project/60$Build-1</meta:generator>
    <meta:document-statistic meta:table-count="1" meta:cell-count="726" meta:object-count="0"/>
  </office:meta>
</office:document-meta>
</file>